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cm" fo:min-width="3.2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2.7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3cm"/>
      <style:paragraph-properties style:writing-mode="lr-tb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2.25cm" fo:min-width="3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5cm" fo:min-width="9.25cm"/>
      <style:paragraph-properties style:writing-mode="lr-tb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1" draw:id="id1" draw:layer="layout" svg:width="3.75cm" svg:height="2.25cm" svg:x="1.75cm" svg:y="1.5cm">
          <text:p text:style-name="P1">Disolucion</text:p>
          <text:p text:style-name="P1">50003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3.25cm" svg:height="2cm" svg:x="6.25cm" svg:y="4.25cm">
          <text:p text:style-name="P1">Venecia</text:p>
          <text:p text:style-name="P1">50004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3.5cm" svg:height="2cm" svg:x="6.25cm" svg:y="11.5cm">
          <text:p text:style-name="P1">Venecia / 50005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3.625cm" svg:y1="3.75cm" svg:x2="6.25cm" svg:y2="5.25cm" draw:start-shape="id1" draw:start-glue-point="2" draw:end-shape="id2" draw:end-glue-point="3" svg:d="M3625 3750v1500h2625" svg:viewBox="0 0 2626 1501">
          <text:p/>
        </draw:connector>
        <draw:connector draw:style-name="gr4" draw:text-style-name="P1" draw:layer="layout" svg:x1="3.625cm" svg:y1="3.75cm" svg:x2="6.25cm" svg:y2="12.5cm" draw:start-shape="id1" draw:start-glue-point="2" draw:end-shape="id3" draw:end-glue-point="3" svg:d="M3625 3750v8750h2625" svg:viewBox="0 0 2626 8751">
          <text:p/>
        </draw:connector>
        <draw:custom-shape draw:style-name="gr5" draw:text-style-name="P1" xml:id="id5" draw:id="id5" draw:layer="layout" svg:width="3.5cm" svg:height="2.5cm" svg:x="12.75cm" svg:y="4cm">
          <text:p text:style-name="P1">Hungria TRE 50006</text:p>
          <draw:enhanced-geometry svg:viewBox="0 0 21600 21600" draw:type="rectangle" draw:enhanced-path="M 0 0 L 21600 0 21600 21600 0 21600 0 0 Z N"/>
        </draw:custom-shape>
        <draw:custom-shape draw:style-name="gr5" draw:text-style-name="P1" xml:id="id4" draw:id="id4" draw:layer="layout" svg:width="3.5cm" svg:height="2.5cm" svg:x="12.75cm" svg:y="7.5cm">
          <text:p text:style-name="P1">Hungria CRO 50007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7.875cm" svg:y1="6.25cm" svg:x2="12.75cm" svg:y2="8.75cm" draw:start-shape="id2" draw:start-glue-point="2" draw:end-shape="id4" draw:end-glue-point="3" svg:d="M7875 6250v2500h4875" svg:viewBox="0 0 4876 2501">
          <text:p/>
        </draw:connector>
        <draw:connector draw:style-name="gr4" draw:text-style-name="P1" draw:layer="layout" svg:x1="9.5cm" svg:y1="5.25cm" svg:x2="12.75cm" svg:y2="5.25cm" draw:start-shape="id2" draw:start-glue-point="1" draw:end-shape="id5" draw:end-glue-point="3" svg:d="M9500 5250h3250" svg:viewBox="0 0 3251 1">
          <text:p/>
        </draw:connector>
        <draw:custom-shape draw:style-name="gr5" draw:text-style-name="P1" xml:id="id6" draw:id="id6" draw:layer="layout" svg:width="3.5cm" svg:height="2.5cm" svg:x="12.75cm" svg:y="11.25cm">
          <text:p text:style-name="P1">Hungria / TRE 50008</text:p>
          <draw:enhanced-geometry svg:viewBox="0 0 21600 21600" draw:type="rectangle" draw:enhanced-path="M 0 0 L 21600 0 21600 21600 0 21600 0 0 Z N"/>
        </draw:custom-shape>
        <draw:custom-shape draw:style-name="gr5" draw:text-style-name="P1" xml:id="id7" draw:id="id7" draw:layer="layout" svg:width="3.5cm" svg:height="2.5cm" svg:x="12.75cm" svg:y="14.75cm">
          <text:p text:style-name="P1">Hungria / CRO 50009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9.75cm" svg:y1="12.5cm" svg:x2="12.75cm" svg:y2="12.5cm" draw:start-shape="id3" draw:start-glue-point="1" draw:end-shape="id6" draw:end-glue-point="3" svg:d="M9750 12500h3000" svg:viewBox="0 0 3001 1">
          <text:p/>
        </draw:connector>
        <draw:connector draw:style-name="gr4" draw:text-style-name="P1" draw:layer="layout" svg:x1="8cm" svg:y1="13.5cm" svg:x2="12.75cm" svg:y2="16cm" draw:start-shape="id3" draw:start-glue-point="2" draw:end-shape="id7" draw:end-glue-point="3" svg:d="M8000 13500v2500h4750" svg:viewBox="0 0 4751 2501">
          <text:p/>
        </draw:connector>
        <draw:custom-shape draw:style-name="gr6" draw:text-style-name="P1" xml:id="id8" draw:id="id8" draw:layer="layout" svg:width="9.75cm" svg:height="1.75cm" svg:x="6.25cm" svg:y="17.75cm">
          <text:p text:style-name="P1">?????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3.625cm" svg:y1="3.75cm" svg:x2="6.25cm" svg:y2="18.625cm" draw:start-shape="id1" draw:start-glue-point="2" draw:end-shape="id8" draw:end-glue-point="3" svg:d="M3625 3750v14875h2625" svg:viewBox="0 0 2626 1487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1-29T19:05:29.570000000</meta:creation-date>
    <dc:date>2023-01-29T19:11:54.129000000</dc:date>
    <meta:editing-duration>PT6M34S</meta:editing-duration>
    <meta:editing-cycles>1</meta:editing-cycles>
    <meta:document-statistic meta:object-count="15"/>
    <meta:generator>LibreOffice/7.4.1.2$Windows_X86_64 LibreOffice_project/3c58a8f3a960df8bc8fd77b461821e42c061c5f0</meta:generator>
  </office:meta>
</office:document-meta>
</file>